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01cm" svg:height="0.645cm" svg:x="2.884cm" svg:y="5.338cm">
          <draw:text-box>
            <text:p text:style-name="P1"><text:span text:style-name="T1">der</text:span></text:p>
          </draw:text-box>
        </draw:frame>
        <draw:frame draw:style-name="gr1" draw:text-style-name="P1" draw:layer="layout" svg:width="1.34cm" svg:height="0.645cm" svg:x="4.76cm" svg:y="5.355cm">
          <draw:text-box>
            <text:p text:style-name="P1"><text:span text:style-name="T1">Hund</text:span></text:p>
          </draw:text-box>
        </draw:frame>
        <draw:frame draw:style-name="gr1" draw:text-style-name="P1" draw:layer="layout" svg:width="0.968cm" svg:height="0.645cm" svg:x="6.632cm" svg:y="5.355cm">
          <draw:text-box>
            <text:p text:style-name="P1"><text:span text:style-name="T1">jag</text:span></text:p>
          </draw:text-box>
        </draw:frame>
        <draw:frame draw:style-name="gr1" draw:text-style-name="P1" draw:layer="layout" svg:width="0.718cm" svg:height="0.645cm" svg:x="8.782cm" svg:y="5.355cm">
          <draw:text-box>
            <text:p text:style-name="P1"><text:span text:style-name="T1">-t</text:span></text:p>
          </draw:text-box>
        </draw:frame>
        <draw:line draw:style-name="gr2" draw:text-style-name="P2" draw:layer="layout" svg:x1="9.182cm" svg:y1="4.855cm" svg:x2="9.182cm" svg:y2="5.355cm">
          <text:p/>
        </draw:line>
        <draw:line draw:style-name="gr2" draw:text-style-name="P2" draw:layer="layout" svg:x1="7.076cm" svg:y1="4.855cm" svg:x2="7.076cm" svg:y2="5.355cm">
          <text:p/>
        </draw:line>
        <draw:line draw:style-name="gr2" draw:text-style-name="P2" draw:layer="layout" svg:x1="5.46cm" svg:y1="4.817cm" svg:x2="5.46cm" svg:y2="5.317cm">
          <text:p/>
        </draw:line>
        <draw:line draw:style-name="gr2" draw:text-style-name="P2" draw:layer="layout" svg:x1="3.4cm" svg:y1="4.8cm" svg:x2="3.4cm" svg:y2="5.3cm">
          <text:p/>
        </draw:line>
        <draw:frame draw:style-name="gr1" draw:text-style-name="P1" draw:layer="layout" svg:width="0.756cm" svg:height="0.645cm" svg:x="5.141cm" svg:y="4.238cm">
          <draw:text-box>
            <text:p><text:span text:style-name="T1">N</text:span></text:p>
          </draw:text-box>
        </draw:frame>
        <draw:frame draw:style-name="gr1" draw:text-style-name="P1" draw:layer="layout" svg:width="1.201cm" svg:height="0.645cm" svg:x="2.893cm" svg:y="4.238cm">
          <draw:text-box>
            <text:p><text:span text:style-name="T1">ART</text:span></text:p>
          </draw:text-box>
        </draw:frame>
        <draw:frame draw:style-name="gr1" draw:text-style-name="P1" draw:layer="layout" svg:width="0.735cm" svg:height="0.645cm" svg:x="6.675cm" svg:y="4.238cm">
          <draw:text-box>
            <text:p><text:span text:style-name="T1">V</text:span></text:p>
          </draw:text-box>
        </draw:frame>
        <draw:frame draw:style-name="gr1" draw:text-style-name="P1" draw:layer="layout" svg:width="1.442cm" svg:height="0.645cm" svg:x="8.405cm" svg:y="4.238cm">
          <draw:text-box>
            <text:p><text:span text:style-name="T1">KONJ</text:span></text:p>
          </draw:text-box>
        </draw:frame>
        <draw:line draw:style-name="gr3" draw:text-style-name="P2" draw:layer="layout" svg:x1="8.109cm" svg:y1="3.2cm" svg:x2="7.109cm" svg:y2="4.2cm">
          <text:p/>
        </draw:line>
        <draw:line draw:style-name="gr3" draw:text-style-name="P2" draw:layer="layout" svg:x1="9.109cm" svg:y1="4.2cm" svg:x2="8.109cm" svg:y2="3.2cm">
          <text:p/>
        </draw:line>
        <draw:line draw:style-name="gr3" draw:text-style-name="P2" draw:layer="layout" svg:x1="4.509cm" svg:y1="3.2cm" svg:x2="3.509cm" svg:y2="4.2cm">
          <text:p/>
        </draw:line>
        <draw:line draw:style-name="gr3" draw:text-style-name="P2" draw:layer="layout" svg:x1="5.509cm" svg:y1="4.2cm" svg:x2="4.509cm" svg:y2="3.2cm">
          <text:p/>
        </draw:line>
        <draw:frame draw:style-name="gr1" draw:text-style-name="P1" draw:layer="layout" svg:width="1.374cm" svg:height="0.645cm" svg:x="5.619cm" svg:y="0.739cm">
          <draw:text-box>
            <text:p><text:span text:style-name="T1">SATZ</text:span></text:p>
          </draw:text-box>
        </draw:frame>
        <draw:frame draw:style-name="gr1" draw:text-style-name="P1" draw:layer="layout" svg:width="0.989cm" svg:height="0.645cm" svg:x="4.1cm" svg:y="2.501cm">
          <draw:text-box>
            <text:p><text:span text:style-name="T1">NP</text:span></text:p>
          </draw:text-box>
        </draw:frame>
        <draw:frame draw:style-name="gr1" draw:text-style-name="P1" draw:layer="layout" svg:width="0.968cm" svg:height="0.645cm" svg:x="7.6cm" svg:y="2.501cm">
          <draw:text-box>
            <text:p><text:span text:style-name="T1">VP</text:span></text:p>
          </draw:text-box>
        </draw:frame>
        <draw:line draw:style-name="gr3" draw:text-style-name="P2" draw:layer="layout" svg:x1="4.6cm" svg:y1="2.501cm" svg:x2="6.309cm" svg:y2="1.501cm">
          <text:p/>
        </draw:line>
        <draw:line draw:style-name="gr3" draw:text-style-name="P2" draw:layer="layout" svg:x1="6.301cm" svg:y1="1.501cm" svg:x2="8.01cm" svg:y2="2.5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0-09T22:02:36</meta:creation-date>
    <dc:date>2011-02-23T00:41:16</dc:date>
    <dc:creator>artur </dc:creator>
    <meta:editing-duration>PT00H32M21S</meta:editing-duration>
    <meta:editing-cycles>6</meta:editing-cycles>
    <meta:generator>OpenOffice.org/3.2$Linux OpenOffice.org_project/320m19$Build-9505</meta:generator>
    <meta:document-statistic meta:object-count="21"/>
  </office:meta>
</office:document-meta>
</file>